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ced" officeooo:paragraph-rsid="002c5ced"/>
    </style:style>
    <style:style style:name="P2" style:family="paragraph" style:parent-style-name="Heading_20_1" style:master-page-name="Right_20_Page">
      <style:paragraph-properties fo:margin-top="0.101cm" fo:margin-bottom="0.21cm" loext:contextual-spacing="false" style:page-number="auto"/>
      <style:text-properties officeooo:paragraph-rsid="00277301"/>
    </style:style>
    <style:style style:name="P3" style:family="paragraph" style:parent-style-name="Heading_20_3">
      <style:text-properties officeooo:paragraph-rsid="00277301"/>
    </style:style>
    <style:style style:name="P4" style:family="paragraph" style:parent-style-name="Heading_20_3">
      <style:paragraph-properties fo:margin-top="0.101cm" fo:margin-bottom="0.101cm" loext:contextual-spacing="false"/>
      <style:text-properties officeooo:paragraph-rsid="00277301"/>
    </style:style>
    <style:style style:name="P5" style:family="paragraph" style:parent-style-name="Heading_20_3">
      <style:paragraph-properties fo:margin-top="0.101cm" fo:margin-bottom="0cm" loext:contextual-spacing="false"/>
    </style:style>
    <style:style style:name="P6" style:family="paragraph" style:parent-style-name="Heading_20_3">
      <style:paragraph-properties fo:margin-top="0.101cm" fo:margin-bottom="0cm" loext:contextual-spacing="false"/>
      <style:text-properties officeooo:paragraph-rsid="002e28f4"/>
    </style:style>
    <style:style style:name="P7" style:family="paragraph" style:parent-style-name="Text_20_body">
      <style:text-properties officeooo:paragraph-rsid="00277301"/>
    </style:style>
    <style:style style:name="P8" style:family="paragraph" style:parent-style-name="Text_20_body">
      <style:text-properties officeooo:paragraph-rsid="002e28f4"/>
    </style:style>
    <style:style style:name="T1" style:family="text">
      <style:text-properties officeooo:rsid="001d5e8e"/>
    </style:style>
    <style:style style:name="T2" style:family="text">
      <style:text-properties officeooo:rsid="002e28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2">B</text:span>ésame Mucho</text:h>
      <text:p text:style-name="Heading_20_2">(Consuelo Velázquez)</text:p>
      <text:p text:style-name="P1">Capo <text:span text:style-name="T2">3</text:span></text:p>
      <text:p text:style-name="P5">[VERSE 1]</text:p>
      <text:p text:style-name="Text_20_body">Am <text:s text:c="12"/>Dm</text:p>
      <text:p text:style-name="Text_20_body">Bésame, bésame mucho,</text:p>
      <text:p text:style-name="P8"><text:s text:c="9"/>Am <text:s text:c="7"/>Dm <text:s text:c="6"/>E7 <text:s text:c="4"/>Am</text:p>
      <text:p text:style-name="P8"><text:span text:style-name="T2">C</text:span>omo si fuera esta noche la última vez;</text:p>
      <text:p text:style-name="Text_20_body">Am <text:s text:c="12"/>Dm</text:p>
      <text:p text:style-name="Text_20_body">Bésame, bésame mucho</text:p>
      <text:p text:style-name="P8">Am <text:s text:c="16"/>E7 <text:s text:c="16"/>Am</text:p>
      <text:p text:style-name="P8"><text:span text:style-name="T2">Q</text:span>ue tengo miedo perderte, perderte después</text:p>
      <text:p text:style-name="P6">[VERSE <text:span text:style-name="T2">2</text:span>]</text:p>
      <text:p text:style-name="P8">Am <text:s text:c="12"/>Dm</text:p>
      <text:p text:style-name="P8">Bésame, bésame mucho,</text:p>
      <text:p text:style-name="P8"><text:s text:c="9"/>Am <text:s text:c="7"/>Dm <text:s text:c="6"/>E7 <text:s text:c="4"/>Am</text:p>
      <text:p text:style-name="P8"><text:span text:style-name="T2">C</text:span>omo si fuera esta noche la última vez;</text:p>
      <text:p text:style-name="P8">Am <text:s text:c="12"/>Dm</text:p>
      <text:p text:style-name="P8">Bésame, bésame mucho</text:p>
      <text:p text:style-name="P8">Am <text:s text:c="16"/>E7 <text:s text:c="16"/>Am</text:p>
      <text:p text:style-name="P8"><text:span text:style-name="T2">Q</text:span>ue tengo miedo perderte, perderte después</text:p>
      <text:p text:style-name="P5">[BRIDGE]</text:p>
      <text:p text:style-name="P8">Dm <text:s text:c="19"/>Am <text:s text:c="19"/>E7</text:p>
      <text:p text:style-name="P8">Quiero tenerte en mis brazos mirarme en tus ojos</text:p>
      <text:p text:style-name="P8"><text:s text:c="16"/>Am Dm <text:s text:c="16"/>Am</text:p>
      <text:p text:style-name="P8">y estar junto a ti piensa que tal vez mañana,</text:p>
      <text:p text:style-name="Text_20_body"><text:s text:c="15"/>E7</text:p>
      <text:p text:style-name="P8">yo ya estaré lejos, muy lejos de ti.</text:p>
      <text:p text:style-name="P6">[VERSE <text:span text:style-name="T2">3</text:span>]</text:p>
      <text:p text:style-name="P8">Am <text:s text:c="12"/>Dm</text:p>
      <text:p text:style-name="P8">Bésame, bésame mucho,</text:p>
      <text:p text:style-name="P8"><text:s text:c="9"/>Am <text:s text:c="7"/>Dm <text:s text:c="6"/>E7 <text:s text:c="4"/>Am</text:p>
      <text:p text:style-name="P8"><text:span text:style-name="T2">C</text:span>omo si fuera esta noche la última vez;</text:p>
      <text:p text:style-name="P8">Am <text:s text:c="12"/>Dm</text:p>
      <text:p text:style-name="P8">Bésame, bésame mucho</text:p>
      <text:p text:style-name="P8">Am <text:s text:c="16"/>E7 <text:s text:c="16"/>Am</text:p>
      <text:p text:style-name="P8"><text:span text:style-name="T2">Q</text:span>ue tengo miedo perderte, perderte despu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22S</meta:editing-duration>
    <meta:editing-cycles>32</meta:editing-cycles>
    <meta:generator>LibreOffice/6.0.1.1$MacOSX_X86_64 LibreOffice_project/60bfb1526849283ce2491346ed2aa51c465abfe6</meta:generator>
    <dc:title>Lyrics + Chords</dc:title>
    <dc:date>2018-05-11T11:04:22.199601679</dc:date>
    <meta:print-date>2017-04-03T12:23:29.985893000</meta:print-date>
    <meta:document-statistic meta:table-count="0" meta:image-count="0" meta:object-count="0" meta:page-count="1" meta:paragraph-count="37" meta:word-count="140" meta:character-count="1004" meta:non-whitespace-character-count="57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